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2.381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8.255cm" svg:x="1cm" svg:y="1cm">
          <text:p text:style-name="P1">Welcome to Typing Tutor!</text:p>
          <text:p text:style-name="P1"/>
          <text:p text:style-name="P1">To begin, create a new account </text:p>
          <text:p text:style-name="P1">to keep track of</text:p>
          <text:p text:style-name="P1">your progress.</text:p>
          <text:p text:style-name="P1"/>
          <text:p text:style-name="P1">[create account button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2.905cm" svg:y="6.715cm">
          <text:p text:style-name="P1">Create account he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43cm" svg:y1="4.81cm" svg:x2="13.7cm" svg:y2="4.81cm">
          <text:p/>
        </draw:line>
        <draw:custom-shape draw:style-name="gr3" draw:text-style-name="P1" draw:layer="layout" svg:width="6.89cm" svg:height="6.35cm" svg:x="13.7cm" svg:y="1.6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132cm" svg:height="0.962cm" svg:x="14.335cm" svg:y="1.943cm">
          <draw:text-box>
            <text:p>What is your name?</text:p>
          </draw:text-box>
        </draw:frame>
        <draw:custom-shape draw:style-name="gr1" draw:text-style-name="P1" draw:layer="layout" svg:width="6.35cm" svg:height="1.27cm" svg:x="14.335cm" svg:y="3.54cm">
          <text:p text:style-name="P1">Enter your name he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875cm" svg:y1="7.985cm" svg:x2="16.875cm" svg:y2="9.89cm">
          <text:p/>
        </draw:line>
        <draw:custom-shape draw:style-name="gr1" draw:text-style-name="P1" draw:layer="layout" svg:width="10.795cm" svg:height="7.62cm" svg:x="9.255cm" svg:y="9.8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774cm" svg:height="0.962cm" svg:x="21.32cm" svg:y="8.928cm">
          <draw:text-box>
            <text:p>Home page</text:p>
          </draw:text-box>
        </draw:frame>
        <draw:line draw:style-name="gr2" draw:text-style-name="P1" draw:layer="layout" svg:x1="22.59cm" svg:y1="9.89cm" svg:x2="20.59cm" svg:y2="11.795cm">
          <text:p/>
        </draw:line>
        <draw:frame draw:style-name="gr6" draw:layer="layout" svg:width="4.151cm" svg:height="1.673cm" svg:x="9.549cm" svg:y="10.198cm">
          <draw:text-box>
            <text:p>Welcome, $name</text:p>
          </draw:text-box>
        </draw:frame>
        <draw:line draw:style-name="gr7" draw:text-style-name="P1" draw:layer="layout" svg:x1="13.065cm" svg:y1="9.89cm" svg:x2="13.065cm" svg:y2="17.51cm">
          <text:p/>
        </draw:line>
        <draw:line draw:style-name="gr7" draw:text-style-name="P1" draw:layer="layout" svg:x1="9.255cm" svg:y1="12.43cm" svg:x2="13.065cm" svg:y2="12.43cm">
          <text:p/>
        </draw:line>
        <draw:frame draw:style-name="gr5" draw:layer="layout" svg:width="1.95cm" svg:height="0.962cm" svg:x="9.89cm" svg:y="12.981cm">
          <draw:text-box>
            <text:p>Stats</text:p>
          </draw:text-box>
        </draw:frame>
        <draw:line draw:style-name="gr7" draw:text-style-name="P1" draw:layer="layout" svg:x1="13.065cm" svg:y1="13.7cm" svg:x2="20.05cm" svg:y2="13.7cm">
          <text:p/>
        </draw:line>
        <draw:frame draw:style-name="gr5" draw:layer="layout" svg:width="2.86cm" svg:height="0.962cm" svg:x="13.065cm" svg:y="9.89cm">
          <draw:text-box>
            <text:p>Lessons</text:p>
          </draw:text-box>
        </draw:frame>
        <draw:frame draw:style-name="gr5" draw:layer="layout" svg:width="3.563cm" svg:height="0.962cm" svg:x="13.065cm" svg:y="13.7cm">
          <draw:text-box>
            <text:p>Excersizes</text:p>
          </draw:text-box>
        </draw:frame>
        <draw:line draw:style-name="gr7" draw:text-style-name="P1" draw:layer="layout" svg:x1="13.065cm" svg:y1="11.16cm" svg:x2="20.05cm" svg:y2="11.16cm">
          <text:p/>
        </draw:line>
        <draw:line draw:style-name="gr7" draw:text-style-name="P1" draw:layer="layout" svg:x1="13.065cm" svg:y1="14.97cm" svg:x2="20.05cm" svg:y2="14.97cm">
          <text:p/>
        </draw:line>
        <draw:line draw:style-name="gr7" draw:text-style-name="P1" draw:layer="layout" svg:x1="13.065cm" svg:y1="11.795cm" svg:x2="20.05cm" svg:y2="11.795cm">
          <text:p/>
        </draw:line>
        <draw:line draw:style-name="gr7" draw:text-style-name="P1" draw:layer="layout" svg:x1="13.065cm" svg:y1="12.43cm" svg:x2="20.05cm" svg:y2="12.43cm">
          <text:p/>
        </draw:line>
        <draw:line draw:style-name="gr7" draw:text-style-name="P1" draw:layer="layout" svg:x1="13.065cm" svg:y1="13.065cm" svg:x2="20.05cm" svg:y2="13.065cm">
          <text:p/>
        </draw:line>
        <draw:line draw:style-name="gr7" draw:text-style-name="P1" draw:layer="layout" svg:x1="13.065cm" svg:y1="15.605cm" svg:x2="20.05cm" svg:y2="15.605cm">
          <text:p/>
        </draw:line>
        <draw:line draw:style-name="gr7" draw:text-style-name="P1" draw:layer="layout" svg:x1="13.065cm" svg:y1="16.24cm" svg:x2="20.05cm" svg:y2="16.24cm">
          <text:p/>
        </draw:line>
        <draw:line draw:style-name="gr7" draw:text-style-name="P1" draw:layer="layout" svg:x1="13.065cm" svg:y1="16.875cm" svg:x2="20.05cm" svg:y2="16.875cm">
          <text:p/>
        </draw:line>
        <draw:line draw:style-name="gr7" draw:text-style-name="P1" draw:layer="layout" svg:x1="14.335cm" svg:y1="11.16cm" svg:x2="14.335cm" svg:y2="13.7cm">
          <text:p/>
        </draw:line>
        <draw:line draw:style-name="gr7" draw:text-style-name="P1" draw:layer="layout" svg:x1="16.24cm" svg:y1="11.16cm" svg:x2="16.24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</meta:initial-creator>
    <meta:creation-date>2010-07-05T15:33:01</meta:creation-date>
    <dc:date>2010-07-05T15:40:02</dc:date>
    <dc:creator>Daniel </dc:creator>
    <meta:editing-duration>PT00H07M04S</meta:editing-duration>
    <meta:editing-cycles>3</meta:editing-cycles>
    <meta:generator>OpenOffice.org/3.2$Linux OpenOffice.org_project/320m12$Build-9483</meta:generator>
    <meta:document-statistic meta:object-count="27"/>
  </office:meta>
</office:document-meta>
</file>